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2.0687in"/>
    </style:style>
    <style:style style:name="TableColumn65" style:family="table-column">
      <style:table-column-properties style:column-width="3.9826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 Realizar Login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 Validação</text:span></text:p>
      <text:p text:style-name="P10"><text:span text:style-name="T11">E-mail</text:span><text:span text:style-name="T12"><text:s/>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N<text:s/>-<text:s/>Realizar Login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ID da anomalia</text:p>
          </table:table-cell>
          <table:table-cell table:style-name="TableCell76">
            <text:p text:style-name="P77">04</text:p>
          </table:table-cell>
        </table:table-row>
        <table:table-row table:style-name="TableRow78">
          <table:table-cell table:style-name="TableCell79">
            <text:p text:style-name="P80">Descrição</text:p>
          </table:table-cell>
          <table:table-cell table:style-name="TableCell81">
            <text:p text:style-name="P82">Ao realizar o login, o software<text:s/>não oculta os links de “Realizar cadastro” e “Fazer login”</text:p>
          </table:table-cell>
        </table:table-row>
        <table:table-row table:style-name="TableRow83">
          <table:table-cell table:style-name="TableCell84">
            <text:p text:style-name="P85">Encontrada Por</text:p>
          </table:table-cell>
          <table:table-cell table:style-name="TableCell86">
            <text:p text:style-name="P87">Gerência de Verificação e Validação</text:p>
          </table:table-cell>
        </table:table-row>
        <table:table-row table:style-name="TableRow88">
          <table:table-cell table:style-name="TableCell89">
            <text:p text:style-name="P90">Artefato</text:p>
          </table:table-cell>
          <table:table-cell table:style-name="TableCell91">
            <text:p text:style-name="P92">Relatório de Verificação e Validação de Construção</text:p>
          </table:table-cell>
        </table:table-row>
        <table:table-row table:style-name="TableRow93">
          <table:table-cell table:style-name="TableCell94">
            <text:p text:style-name="P95">Projeto</text:p>
          </table:table-cell>
          <table:table-cell table:style-name="TableCell96">
            <text:p text:style-name="P97">SRVI</text:p>
          </table:table-cell>
        </table:table-row>
        <table:table-row table:style-name="TableRow98">
          <table:table-cell table:style-name="TableCell99">
            <text:p text:style-name="P100">Data Encontrada</text:p>
          </table:table-cell>
          <table:table-cell table:style-name="TableCell101">
            <text:p text:style-name="P102">30/05/2015</text:p>
          </table:table-cell>
        </table:table-row>
        <table:table-row table:style-name="TableRow103">
          <table:table-cell table:style-name="TableCell104">
            <text:p text:style-name="P105">Responsável</text:p>
          </table:table-cell>
          <table:table-cell table:style-name="TableCell106">
            <text:p text:style-name="P107">Marcos Vinicius Ribeiro Silva</text:p>
          </table:table-cell>
        </table:table-row>
        <table:table-row table:style-name="TableRow108">
          <table:table-cell table:style-name="TableCell109">
            <text:p text:style-name="P110">Defeito Relacionado</text:p>
          </table:table-cell>
          <table:table-cell table:style-name="TableCell111">
            <text:p text:style-name="P112">Documento de Falha - Realiza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1T22:44:00Z</meta:creation-date>
    <dc:date>2015-06-03T13:17:00Z</dc:date>
    <meta:template xlink:href="Normal" xlink:type="simple"/>
    <meta:editing-cycles>9</meta:editing-cycles>
    <meta:editing-duration>PT300S</meta:editing-duration>
    <meta:document-statistic meta:page-count="2" meta:paragraph-count="1" meta:word-count="117" meta:character-count="753" meta:row-count="5" meta:non-whitespace-character-count="637"/>
  </office:meta>
</office:document-meta>
</file>